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0,489,500,904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26,924,385,103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4,072,829,27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2,890,762,090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6,634,083,96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5,115,753,366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3,019,150,071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,213,994,093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9,523,477,325.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9,633,031,397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4,341,678,629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2,449,129,482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7,022,870,405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4,106,790,200.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2,145,911,801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,874,013,098.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,367,975,887.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,254,649,539.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686,579,747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5,756,912,265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5,674,080,542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5,154,420,649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786,018,98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16:50.509407443</dc:date>
    <meta:editing-duration>PT2H9M6S</meta:editing-duration>
    <meta:editing-cycles>55</meta:editing-cycles>
    <meta:generator>LibreOffice/7.2.6.2$Linux_X86_64 LibreOffice_project/20$Build-2</meta:generator>
    <meta:document-statistic meta:table-count="1" meta:cell-count="48" meta:object-count="0"/>
  </office:meta>
</office:document-meta>
</file>